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fill-color="#ff9966" draw:textarea-horizontal-align="justify" draw:textarea-vertical-align="middle" draw:auto-grow-height="false" fo:min-height="1.75cm" fo:min-width="1.5cm"/>
    </style:style>
    <style:style style:name="gr2" style:family="graphic" style:parent-style-name="standard">
      <style:graphic-properties draw:fill="none" draw:textarea-vertical-align="middle" draw:auto-grow-height="false" fo:min-height="3.542cm" fo:min-width="0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false" fo:min-height="1.75cm" fo:min-width="0cm"/>
    </style:style>
    <style:style style:name="gr4" style:family="graphic" style:parent-style-name="standard">
      <style:graphic-properties draw:fill-color="#33cc66" draw:textarea-horizontal-align="justify" draw:textarea-vertical-align="middle" draw:auto-grow-height="false" fo:min-height="1.75cm" fo:min-width="1.5cm"/>
    </style:style>
    <style:style style:name="gr5" style:family="graphic" style:parent-style-name="standard">
      <style:graphic-properties draw:fill-color="#33cc66" draw:textarea-horizontal-align="justify" draw:textarea-vertical-align="middle" draw:auto-grow-height="false" fo:min-height="0.75cm" fo:min-width="1.3cm"/>
    </style:style>
    <style:style style:name="gr6" style:family="graphic" style:parent-style-name="standard">
      <style:graphic-properties draw:fill="none" draw:textarea-vertical-align="middle" draw:auto-grow-height="false" fo:min-height="3.732cm" fo:min-width="0cm"/>
    </style:style>
    <style:style style:name="gr7" style:family="graphic" style:parent-style-name="standard">
      <style:graphic-properties draw:fill="none" draw:fill-color="#33cc66" draw:textarea-vertical-align="middle" draw:auto-grow-height="false" fo:min-height="0.158cm" fo:min-width="0.682cm"/>
    </style:style>
    <style:style style:name="gr8" style:family="graphic" style:parent-style-name="standard">
      <style:graphic-properties draw:fill="none" draw:textarea-vertical-align="middle" draw:auto-grow-height="false" fo:min-height="0.158cm" fo:min-width="0.68cm"/>
    </style:style>
    <style:style style:name="gr9" style:family="graphic" style:parent-style-name="standard">
      <style:graphic-properties draw:textarea-horizontal-align="justify" draw:textarea-vertical-align="middle" draw:auto-grow-height="false" fo:min-height="0.807cm" fo:min-width="1.501cm"/>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fill="none" draw:textarea-vertical-align="middle" draw:auto-grow-height="false" fo:min-height="1.646cm" fo:min-width="0cm"/>
    </style:style>
    <style:style style:name="gr12" style:family="graphic" style:parent-style-name="standard">
      <style:graphic-properties draw:fill-color="#33cc66" draw:textarea-horizontal-align="justify" draw:textarea-vertical-align="middle" draw:auto-grow-height="false" fo:min-height="0.75cm" fo:min-width="1.5cm"/>
    </style:style>
    <style:style style:name="gr13" style:family="graphic" style:parent-style-name="standard">
      <style:graphic-properties draw:fill-color="#ff9966" draw:textarea-horizontal-align="justify" draw:textarea-vertical-align="middle" draw:auto-grow-height="false" fo:min-height="0.75cm" fo:min-width="1.5cm"/>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fill-color="#ff9966" draw:auto-grow-height="false" fo:min-height="0.398cm" fo:min-width="0.464cm" fo:wrap-option="wrap"/>
    </style:style>
    <style:style style:name="gr16" style:family="graphic" style:parent-style-name="standard">
      <style:graphic-properties svg:stroke-width="0.018cm" draw:marker-start-width="0.327cm" draw:marker-end-width="0.327cm" svg:stroke-opacity="0%" draw:fill="none" draw:fill-color="#ff9966" draw:textarea-horizontal-align="justify" draw:textarea-vertical-align="middle" draw:auto-grow-height="false" fo:min-height="1.75cm" fo:min-width="1.5cm" fo:padding-top="0.134cm" fo:padding-bottom="0.134cm" fo:padding-left="0.259cm" fo:padding-right="0.259cm"/>
    </style:style>
    <style:style style:name="gr17" style:family="graphic" style:parent-style-name="standard">
      <style:graphic-properties draw:stroke="none" svg:stroke-color="#000000" draw:fill="none" draw:fill-color="#ffffff" fo:min-height="10.75cm"/>
    </style:style>
    <style:style style:name="P1" style:family="paragraph">
      <style:paragraph-properties fo:text-align="center"/>
    </style:style>
    <style:style style:name="P2" style:family="paragraph">
      <loext:graphic-properties draw:fill-color="#ff9966"/>
      <style:paragraph-properties fo:text-align="center"/>
      <style:text-properties fo:font-size="10pt" style:font-size-asian="18pt" style:font-size-complex="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12pt"/>
    </style:style>
    <style:style style:name="P5" style:family="paragraph">
      <loext:graphic-properties draw:fill-color="#33cc66"/>
      <style:paragraph-properties fo:text-align="center"/>
      <style:text-properties fo:font-size="10pt" style:font-size-asian="18pt" style:font-size-complex="18pt"/>
    </style:style>
    <style:style style:name="P6" style:family="paragraph">
      <loext:graphic-properties draw:fill="none" draw:fill-color="#33cc66"/>
      <style:paragraph-properties fo:text-align="center"/>
    </style:style>
    <style:style style:name="P7" style:family="paragraph">
      <style:paragraph-properties fo:text-align="center"/>
      <style:text-properties fo:font-size="10pt"/>
    </style:style>
    <style:style style:name="P8" style:family="paragraph">
      <loext:graphic-properties draw:fill-color="#ff9966"/>
    </style:style>
    <style:style style:name="P9" style:family="paragraph">
      <loext:graphic-properties draw:fill="none" draw:fill-color="#ff9966"/>
      <style:paragraph-properties fo:text-align="center"/>
      <style:text-properties fo:font-size="10pt" style:font-size-asian="18pt" style:font-size-complex="18pt"/>
    </style:style>
    <style:style style:name="P10" style:family="paragraph">
      <loext:graphic-properties draw:fill="none" draw:fill-color="#ffffff"/>
    </style:style>
    <style:style style:name="T1" style:family="text">
      <style:text-properties fo:font-size="10pt" style:font-size-asian="18pt" style:font-size-complex="18pt"/>
    </style:style>
    <style:style style:name="T2" style:family="text">
      <style:text-properties fo:font-size="12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cm" svg:height="2cm" svg:x="9cm" svg:y="2cm">
          <text:p text:style-name="P1"><text:span text:style-name="T1">Header</text:span></text:p>
          <text:p text:style-name="P1"><text:span text:style-name="T1">Validation</text:span></text:p>
          <draw:enhanced-geometry svg:viewBox="0 0 21600 21600" draw:type="rectangle" draw:enhanced-path="M 0 0 L 21600 0 21600 21600 0 21600 0 0 Z N"/>
        </draw:custom-shape>
        <draw:custom-shape draw:style-name="gr1" draw:text-style-name="P2" draw:layer="layout" svg:width="2cm" svg:height="2cm" svg:x="10cm" svg:y="4cm">
          <text:p text:style-name="P1"><text:span text:style-name="T1">Audit</text:span></text:p>
          <text:p text:style-name="P1"><text:span text:style-name="T1">(Inbound)</text:span></text:p>
          <draw:enhanced-geometry svg:viewBox="0 0 21600 21600" draw:type="rectangle" draw:enhanced-path="M 0 0 L 21600 0 21600 21600 0 21600 0 0 Z N"/>
        </draw:custom-shape>
        <draw:custom-shape draw:style-name="gr1" draw:text-style-name="P2" draw:layer="layout" svg:width="2cm" svg:height="2cm" svg:x="11cm" svg:y="2cm">
          <text:p text:style-name="P1"><text:span text:style-name="T1">Security</text:span></text:p>
          <text:p text:style-name="P1"><text:span text:style-name="T1">Validation</text:span></text:p>
          <draw:enhanced-geometry svg:viewBox="0 0 21600 21600" draw:type="rectangle" draw:enhanced-path="M 0 0 L 21600 0 21600 21600 0 21600 0 0 Z N"/>
        </draw:custom-shape>
        <draw:custom-shape draw:style-name="gr1" draw:text-style-name="P2" draw:layer="layout" svg:width="2cm" svg:height="2cm" svg:x="13cm" svg:y="2cm">
          <text:p text:style-name="P1"><text:span text:style-name="T1">Data Dist.</text:span></text:p>
          <text:p text:style-name="P1"><text:span text:style-name="T1">Protocol</text:span></text:p>
          <text:p text:style-name="P1"><text:span text:style-name="T1">Validation</text:span></text:p>
          <draw:enhanced-geometry svg:viewBox="0 0 21600 21600" draw:type="rectangle" draw:enhanced-path="M 0 0 L 21600 0 21600 21600 0 21600 0 0 Z N"/>
        </draw:custom-shape>
        <draw:custom-shape draw:style-name="gr1" draw:text-style-name="P2" draw:layer="layout" svg:width="2cm" svg:height="2cm" svg:x="15cm" svg:y="2cm">
          <text:p text:style-name="P1"><text:span text:style-name="T1">Payload</text:span></text:p>
          <text:p text:style-name="P1"><text:span text:style-name="T1">Validation</text:span></text:p>
          <draw:enhanced-geometry svg:viewBox="0 0 21600 21600" draw:type="rectangle" draw:enhanced-path="M 0 0 L 21600 0 21600 21600 0 21600 0 0 Z N"/>
        </draw:custom-shape>
        <draw:custom-shape draw:style-name="gr1" draw:text-style-name="P2" draw:layer="layout" svg:width="2cm" svg:height="2cm" svg:x="19cm" svg:y="2cm">
          <text:p text:style-name="P1"><text:span text:style-name="T1">Aggregation</text:span></text:p>
          <draw:enhanced-geometry svg:viewBox="0 0 21600 21600" draw:type="rectangle" draw:enhanced-path="M 0 0 L 21600 0 21600 21600 0 21600 0 0 Z N"/>
        </draw:custom-shape>
        <draw:custom-shape draw:style-name="gr1" draw:text-style-name="P2" draw:layer="layout" svg:width="2cm" svg:height="2cm" svg:x="20cm" svg:y="4cm">
          <text:p text:style-name="P1"><text:span text:style-name="T1">Audit</text:span></text:p>
          <text:p text:style-name="P1"><text:span text:style-name="T1">(Outbound)</text:span></text:p>
          <draw:enhanced-geometry svg:viewBox="0 0 21600 21600" draw:type="rectangle" draw:enhanced-path="M 0 0 L 21600 0 21600 21600 0 21600 0 0 Z N"/>
        </draw:custom-shape>
        <draw:custom-shape draw:style-name="gr1" draw:text-style-name="P2" draw:layer="layout" svg:width="2cm" svg:height="2cm" svg:x="21cm" svg:y="2cm">
          <text:p text:style-name="P1"><text:span text:style-name="T1">Data Dist.</text:span></text:p>
          <text:p text:style-name="P1"><text:span text:style-name="T1">Protocol</text:span></text:p>
          <text:p text:style-name="P1"><text:span text:style-name="T1">Filtering</text:span></text:p>
          <draw:enhanced-geometry svg:viewBox="0 0 21600 21600" draw:type="rectangle" draw:enhanced-path="M 0 0 L 21600 0 21600 21600 0 21600 0 0 Z N"/>
        </draw:custom-shape>
        <draw:custom-shape draw:style-name="gr1" draw:text-style-name="P2" draw:layer="layout" svg:width="2cm" svg:height="2cm" svg:x="23cm" svg:y="2cm">
          <text:p text:style-name="P1"><text:span text:style-name="T1">Response</text:span></text:p>
          <text:p text:style-name="P1"><text:span text:style-name="T1">Processing</text:span></text:p>
          <draw:enhanced-geometry svg:viewBox="0 0 21600 21600" draw:type="rectangle" draw:enhanced-path="M 0 0 L 21600 0 21600 21600 0 21600 0 0 Z N"/>
        </draw:custom-shape>
        <draw:custom-shape draw:style-name="gr2" draw:text-style-name="P3" draw:layer="layout" svg:width="0.3cm" svg:height="4cm" svg:x="25.7cm" svg:y="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4" draw:layer="layout" svg:width="2.7cm" svg:height="2cm" svg:x="26cm" svg:y="3cm">
          <draw:text-box>
            <text:p><text:span text:style-name="T2">Core</text:span></text:p>
          </draw:text-box>
        </draw:frame>
        <draw:custom-shape draw:style-name="gr4" draw:text-style-name="P5" draw:layer="layout" svg:width="2cm" svg:height="2cm" svg:x="1cm" svg:y="9cm">
          <text:p text:style-name="P1"><text:span text:style-name="T1">REST API</text:span></text:p>
          <draw:enhanced-geometry svg:viewBox="0 0 21600 21600" draw:type="rectangle" draw:enhanced-path="M 0 0 L 21600 0 21600 21600 0 21600 0 0 Z N"/>
        </draw:custom-shape>
        <draw:custom-shape draw:style-name="gr4" draw:text-style-name="P5" draw:layer="layout" svg:width="2cm" svg:height="2cm" svg:x="3cm" svg:y="9cm">
          <text:p text:style-name="P1"><text:span text:style-name="T1">RabbitMQ</text:span></text:p>
          <text:p text:style-name="P1"><text:span text:style-name="T1">Writer</text:span></text:p>
          <draw:enhanced-geometry svg:viewBox="0 0 21600 21600" draw:type="rectangle" draw:enhanced-path="M 0 0 L 21600 0 21600 21600 0 21600 0 0 Z N"/>
        </draw:custom-shape>
        <draw:custom-shape draw:style-name="gr4" draw:text-style-name="P5" draw:layer="layout" svg:width="2cm" svg:height="2cm" svg:x="7cm" svg:y="9cm">
          <text:p text:style-name="P1"><text:span text:style-name="T1">RabbitMQ</text:span></text:p>
          <text:p text:style-name="P1"><text:span text:style-name="T1">Reader</text:span></text:p>
          <draw:enhanced-geometry svg:viewBox="0 0 21600 21600" draw:type="rectangle" draw:enhanced-path="M 0 0 L 21600 0 21600 21600 0 21600 0 0 Z N"/>
        </draw:custom-shape>
        <draw:custom-shape draw:style-name="gr1" draw:text-style-name="P2" draw:layer="layout" svg:width="2cm" svg:height="2cm" svg:x="9cm" svg:y="9cm">
          <text:p text:style-name="P1"><text:span text:style-name="T1">Load</text:span></text:p>
          <text:p text:style-name="P1"><text:span text:style-name="T1">Protocols</text:span></text:p>
          <draw:enhanced-geometry svg:viewBox="0 0 21600 21600" draw:type="rectangle" draw:enhanced-path="M 0 0 L 21600 0 21600 21600 0 21600 0 0 Z N"/>
        </draw:custom-shape>
        <draw:custom-shape draw:style-name="gr5" draw:text-style-name="P5" draw:layer="layout" svg:width="1.8cm" svg:height="1cm" svg:x="17cm" svg:y="7.9cm">
          <text:p text:style-name="P1"><text:span text:style-name="T1">RabbitMQ</text:span></text:p>
          <text:p text:style-name="P1"><text:span text:style-name="T1">Writer</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0.3cm" svg:height="4.2cm" svg:x="25.7cm" svg:y="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4" draw:layer="layout" svg:width="2.7cm" svg:height="2cm" svg:x="26cm" svg:y="9cm">
          <draw:text-box>
            <text:p><text:span text:style-name="T2">Patient</text:span></text:p>
          </draw:text-box>
        </draw:frame>
        <draw:custom-shape draw:style-name="gr7" draw:text-style-name="P6" draw:layer="layout" svg:width="1.8cm" svg:height="1cm" svg:x="5.1cm" svg:y="9.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3" draw:layer="layout" svg:width="1.796cm" svg:height="1cm" svg:x="19.104cm" svg:y="9.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7" draw:layer="layout" svg:width="2cm" svg:height="2cm" svg:x="13cm" svg:y="13cm">
          <text:p text:style-name="P1"><text:span text:style-name="T3">Data Dist.</text:span></text:p>
          <text:p text:style-name="P1"><text:span text:style-name="T3">Protocol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text-style-name="P3" draw:layer="layout" svg:x1="10cm" svg:y1="14cm" svg:x2="10cm" svg:y2="11cm">
          <text:p/>
        </draw:line>
        <draw:custom-shape draw:style-name="gr4" draw:text-style-name="P5" draw:layer="layout" svg:width="2cm" svg:height="2cm" svg:x="5cm" svg:y="16cm">
          <text:p text:style-name="P1"><text:span text:style-name="T1">REST API</text:span></text:p>
          <draw:enhanced-geometry svg:viewBox="0 0 21600 21600" draw:type="rectangle" draw:enhanced-path="M 0 0 L 21600 0 21600 21600 0 21600 0 0 Z N"/>
        </draw:custom-shape>
        <draw:custom-shape draw:style-name="gr4" draw:text-style-name="P5" draw:layer="layout" svg:width="2cm" svg:height="2cm" svg:x="7cm" svg:y="16cm">
          <text:p text:style-name="P1"><text:span text:style-name="T1">RabbitMQ</text:span></text:p>
          <text:p text:style-name="P1"><text:span text:style-name="T1">Writer</text:span></text:p>
          <draw:enhanced-geometry svg:viewBox="0 0 21600 21600" draw:type="rectangle" draw:enhanced-path="M 0 0 L 21600 0 21600 21600 0 21600 0 0 Z N"/>
        </draw:custom-shape>
        <draw:custom-shape draw:style-name="gr4" draw:text-style-name="P5" draw:layer="layout" svg:width="2cm" svg:height="2cm" svg:x="11cm" svg:y="16cm">
          <text:p text:style-name="P1"><text:span text:style-name="T1">RabbitMQ</text:span></text:p>
          <text:p text:style-name="P1"><text:span text:style-name="T1">Reader</text:span></text:p>
          <draw:enhanced-geometry svg:viewBox="0 0 21600 21600" draw:type="rectangle" draw:enhanced-path="M 0 0 L 21600 0 21600 21600 0 21600 0 0 Z N"/>
        </draw:custom-shape>
        <draw:custom-shape draw:style-name="gr1" draw:text-style-name="P2" draw:layer="layout" svg:width="2cm" svg:height="2cm" svg:x="13cm" svg:y="16cm">
          <text:p text:style-name="P1"><text:span text:style-name="T1">Update </text:span></text:p>
          <text:p text:style-name="P1"><text:span text:style-name="T1">Subscribers</text:span></text:p>
          <draw:enhanced-geometry svg:viewBox="0 0 21600 21600" draw:type="rectangle" draw:enhanced-path="M 0 0 L 21600 0 21600 21600 0 21600 0 0 Z N"/>
        </draw:custom-shape>
        <draw:custom-shape draw:style-name="gr7" draw:text-style-name="P6" draw:layer="layout" svg:width="1.8cm" svg:height="1cm" svg:x="9.1cm" svg:y="1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0" draw:text-style-name="P3" draw:layer="layout" svg:x1="14cm" svg:y1="16cm" svg:x2="14cm" svg:y2="15cm">
          <text:p/>
        </draw:line>
        <draw:custom-shape draw:style-name="gr11" draw:text-style-name="P3" draw:layer="layout" svg:width="0.3cm" svg:height="2cm" svg:x="25.7cm" svg:y="1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4" draw:layer="layout" svg:width="2.7cm" svg:height="2cm" svg:x="26cm" svg:y="16cm">
          <draw:text-box>
            <text:p><text:span text:style-name="T2">Subscriber</text:span></text:p>
          </draw:text-box>
        </draw:frame>
        <draw:custom-shape draw:style-name="gr12" draw:text-style-name="P5" draw:layer="layout" svg:width="2cm" svg:height="1cm" svg:x="21cm" svg:y="8.9cm">
          <text:p text:style-name="P1"><text:span text:style-name="T1">RabbitMQ</text:span></text:p>
          <text:p text:style-name="P1"><text:span text:style-name="T1">Reader</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3cm" svg:y="8.9cm">
          <text:p text:style-name="P1"><text:span text:style-name="T1">Callback</text:span></text:p>
          <text:p text:style-name="P1"><text:span text:style-name="T1">API</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2cm" svg:height="2cm" svg:x="15cm" svg:y="5cm">
          <text:p text:style-name="P1"><text:span text:style-name="T3">Audit</text:span></text:p>
          <text:p text:style-name="P1"><text:span text:style-name="T3">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text-style-name="P3" draw:layer="layout" svg:x1="13.5cm" svg:y1="6cm" svg:x2="15cm" svg:y2="6cm">
          <text:p/>
        </draw:line>
        <draw:line draw:style-name="gr10" draw:text-style-name="P3" draw:layer="layout" svg:x1="18.5cm" svg:y1="6cm" svg:x2="17cm" svg:y2="6cm">
          <text:p/>
        </draw:line>
        <draw:custom-shape draw:style-name="gr1" draw:text-style-name="P2" draw:layer="layout" svg:width="2cm" svg:height="2cm" svg:x="9cm" svg:y="9cm">
          <text:p text:style-name="P1"><text:span text:style-name="T1">Load</text:span></text:p>
          <text:p text:style-name="P1"><text:span text:style-name="T1">Protocols</text:span></text:p>
          <draw:enhanced-geometry svg:viewBox="0 0 21600 21600" draw:type="rectangle" draw:enhanced-path="M 0 0 L 21600 0 21600 21600 0 21600 0 0 Z N"/>
        </draw:custom-shape>
        <draw:custom-shape draw:style-name="gr1" draw:text-style-name="P2" draw:layer="layout" svg:width="2cm" svg:height="2cm" svg:x="11cm" svg:y="9cm">
          <text:p text:style-name="P1"><text:span text:style-name="T1">Split</text:span></text:p>
          <text:p text:style-name="P1"><text:span text:style-name="T1">Protocols</text:span></text:p>
          <draw:enhanced-geometry svg:viewBox="0 0 21600 21600" draw:type="rectangle" draw:enhanced-path="M 0 0 L 21600 0 21600 21600 0 21600 0 0 Z N"/>
        </draw:custom-shape>
        <draw:custom-shape draw:style-name="gr13" draw:text-style-name="P2" draw:layer="layout" svg:width="2cm" svg:height="1cm" svg:x="13cm" svg:y="8.4cm">
          <text:p text:style-name="P1"><text:span text:style-name="T1">Multicast</text:span></text:p>
          <text:p text:style-name="P1"><text:span text:style-name="T1">Subscribers</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cm" svg:x="15cm" svg:y="7.9cm">
          <text:p text:style-name="P1"><text:span text:style-name="T1">Recipient</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cm" svg:x="13cm" svg:y="10.6cm">
          <text:p text:style-name="P1"><text:span text:style-name="T1">Multicast</text:span></text:p>
          <text:p text:style-name="P1"><text:span text:style-name="T1">Subscribers</text:span></text:p>
          <draw:enhanced-geometry svg:viewBox="0 0 21600 21600" draw:mirror-horizontal="false" draw:mirror-vertical="false" draw:type="rectangle" draw:enhanced-path="M 0 0 L 21600 0 21600 21600 0 21600 0 0 Z N"/>
        </draw:custom-shape>
        <draw:line draw:style-name="gr14" draw:text-style-name="P3" draw:layer="layout" svg:x1="10cm" svg:y1="14cm" svg:x2="13cm" svg:y2="14cm">
          <text:p/>
        </draw:line>
        <draw:custom-shape draw:style-name="gr13" draw:text-style-name="P2" draw:layer="layout" svg:width="2cm" svg:height="1cm" svg:x="15cm" svg:y="8.9cm">
          <text:p text:style-name="P1"><text:span text:style-name="T1">Recipient</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cm" svg:x="15cm" svg:y="10.1cm">
          <text:p text:style-name="P1"><text:span text:style-name="T1">Recipient</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cm" svg:x="15cm" svg:y="11.1cm">
          <text:p text:style-name="P1"><text:span text:style-name="T1">Recipient</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1.8cm" svg:height="1cm" svg:x="17cm" svg:y="8.9cm">
          <text:p text:style-name="P1"><text:span text:style-name="T1">RabbitMQ</text:span></text:p>
          <text:p text:style-name="P1"><text:span text:style-name="T1">Writer</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1.8cm" svg:height="1cm" svg:x="17cm" svg:y="10.1cm">
          <text:p text:style-name="P1"><text:span text:style-name="T1">RabbitMQ</text:span></text:p>
          <text:p text:style-name="P1"><text:span text:style-name="T1">Writer</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1.8cm" svg:height="1cm" svg:x="17cm" svg:y="11.1cm">
          <text:p text:style-name="P1"><text:span text:style-name="T1">RabbitMQ</text:span></text:p>
          <text:p text:style-name="P1"><text:span text:style-name="T1">Writer</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1cm" svg:y="7.9cm">
          <text:p text:style-name="P1"><text:span text:style-name="T1">RabbitMQ</text:span></text:p>
          <text:p text:style-name="P1"><text:span text:style-name="T1">Reader</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3cm" svg:y="7.9cm">
          <text:p text:style-name="P1"><text:span text:style-name="T1">Callback</text:span></text:p>
          <text:p text:style-name="P1"><text:span text:style-name="T1">API</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1cm" svg:y="10.1cm">
          <text:p text:style-name="P1"><text:span text:style-name="T1">RabbitMQ</text:span></text:p>
          <text:p text:style-name="P1"><text:span text:style-name="T1">Reader</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3cm" svg:y="10.1cm">
          <text:p text:style-name="P1"><text:span text:style-name="T1">Callback</text:span></text:p>
          <text:p text:style-name="P1"><text:span text:style-name="T1">API</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1cm" svg:y="11.1cm">
          <text:p text:style-name="P1"><text:span text:style-name="T1">RabbitMQ</text:span></text:p>
          <text:p text:style-name="P1"><text:span text:style-name="T1">Reader</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2cm" svg:height="1cm" svg:x="23cm" svg:y="11.1cm">
          <text:p text:style-name="P1"><text:span text:style-name="T1">Callback</text:span></text:p>
          <text:p text:style-name="P1"><text:span text:style-name="T1">API</text:span></text:p>
          <draw:enhanced-geometry svg:viewBox="0 0 21600 21600" draw:mirror-horizontal="false" draw:mirror-vertical="false" draw:type="rectangle" draw:enhanced-path="M 0 0 L 21600 0 21600 21600 0 21600 0 0 Z N"/>
        </draw:custom-shape>
        <draw:line draw:style-name="gr14" draw:text-style-name="P3" draw:layer="layout" svg:x1="12cm" svg:y1="5cm" svg:x2="13.5cm" svg:y2="5cm">
          <text:p/>
        </draw:line>
        <draw:line draw:style-name="gr14" draw:text-style-name="P3" draw:layer="layout" svg:x1="13.5cm" svg:y1="6cm" svg:x2="13.5cm" svg:y2="5cm">
          <text:p/>
        </draw:line>
        <draw:line draw:style-name="gr14" draw:text-style-name="P3" draw:layer="layout" svg:x1="18.5cm" svg:y1="6cm" svg:x2="18.5cm" svg:y2="5cm">
          <text:p/>
        </draw:line>
        <draw:line draw:style-name="gr14" draw:text-style-name="P3" draw:layer="layout" svg:x1="20cm" svg:y1="5cm" svg:x2="18.5cm" svg:y2="5cm">
          <text:p/>
        </draw:line>
        <draw:custom-shape draw:style-name="gr15" draw:text-style-name="P8" draw:layer="layout" svg:width="2cm" svg:height="2cm" svg:x="17cm" svg:y="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 draw:text-style-name="P9" draw:layer="layout" svg:width="2cm" svg:height="2cm" svg:x="17cm" svg:y="2cm">
          <text:p text:style-name="P1"><text:span text:style-name="T1">Callback</text:span></text:p>
          <draw:enhanced-geometry svg:viewBox="0 0 21600 21600" draw:type="rectangle" draw:enhanced-path="M 0 0 L 21600 0 21600 21600 0 21600 0 0 Z N"/>
        </draw:custom-shape>
      </draw:page>
      <draw:page draw:name="page2" draw:style-name="dp1" draw:master-page-name="Default">
        <draw:frame draw:style-name="gr17" draw:text-style-name="P10" draw:layer="layout" svg:width="27.7cm" svg:height="11cm" svg:x="1cm" svg:y="1cm">
          <draw:text-box>
            <text:p>from(rest:post/patient)</text:p>
            <text:p><text:tab/>to(rabbit:postPatient)<text:tab/><text:tab/><text:tab/><text:tab/><text:tab/><text:tab/>← ENDPOINT</text:p>
            <text:p/>
            <text:p>from(rabbit:postPatient)</text:p>
            <text:p><text:tab/>to(direct:postPatient)<text:tab/><text:tab/><text:tab/><text:tab/><text:tab/><text:tab/>← ENDPOINT</text:p>
            <text:p/>
            <text:p>from(direct:postPatient)</text:p>
            <text:p><text:tab/>to(direct:core(postPatientProcess))<text:tab/><text:tab/><text:tab/>← CORE WRAPPER</text:p>
            <text:p/>
            <text:p>from(direct:postPatientProcess)</text:p>
            <text:p><text:tab/>process(getProtocols)</text:p>
            <text:p><text:tab/>split(header(protocols))<text:tab/><text:tab/><text:tab/><text:tab/><text:tab/>← ROUTE</text:p>
            <text:p><text:tab/>process(protocol)</text:p>
            <text:p><text:tab/>recipientList(header(subscribers))</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 Garbelini</meta:initial-creator>
    <meta:creation-date>2009-03-09T09:15:32</meta:creation-date>
    <dc:date>2015-10-14T13:15:08.873000000</dc:date>
    <meta:editing-duration>PT7H37M58S</meta:editing-duration>
    <meta:editing-cycles>36</meta:editing-cycles>
    <meta:generator>LibreOffice/5.0.2.2$Windows_x86 LibreOffice_project/37b43f919e4de5eeaca9b9755ed688758a8251fe</meta:generator>
    <meta:printed-by>Marco Garbelini</meta:printed-by>
    <meta:print-date>2009-06-15T15:00:51.20</meta:print-date>
    <meta:document-statistic meta:object-count="60"/>
    <meta:user-defined meta:name="Info 1"/>
    <meta:user-defined meta:name="Info 2"/>
    <meta:user-defined meta:name="Info 3"/>
    <meta:user-defined meta:name="Info 4"/>
  </office:meta>
</office:document-meta>
</file>